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91EAE0FC84615028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1118in" svg:y="1.1555in">
            <draw:object draw:notify-on-update-of-ranges="Sheet1.B1:Sheet1.B1 Sheet1.B2:Sheet1.B100 Sheet1.C1:Sheet1.C1 Sheet1.C2:Sheet1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 = V_C / R (= dQ/dt) </text:p>
          </table:table-cell>
          <table:table-cell office:value-type="string" calcext:value-type="string">
            <text:p>dQ = -I*dt</text:p>
          </table:table-cell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0.1" calcext:value-type="float">
            <text:p>1.00E-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_dt" office:value-type="float" office:value="0" calcext:value-type="float">
            <text:p>0</text:p>
          </table:table-cell>
          <table:table-cell table:formula="of:=[.D2]/_C" office:value-type="float" office:value="5" calcext:value-type="float">
            <text:p>5.00E+00</text:p>
          </table:table-cell>
          <table:table-cell table:formula="of:=_Q0" office:value-type="float" office:value="0.000005" calcext:value-type="float">
            <text:p>5.00E-06</text:p>
          </table:table-cell>
          <table:table-cell table:formula="of:=[.C2]/_R" office:value-type="float" office:value="0.000005" calcext:value-type="float">
            <text:p>5.00E-06</text:p>
          </table:table-cell>
          <table:table-cell table:formula="of:=-[.E2]*_dt" office:value-type="float" office:value="-0.0000005" calcext:value-type="float">
            <text:p>-5.00E-07</text:p>
          </table:table-cell>
          <table:table-cell table:number-columns-repeated="2"/>
          <table:table-cell office:value-type="string" calcext:value-type="string">
            <text:p>V0</text:p>
          </table:table-cell>
          <table:table-cell office:value-type="float" office:value="5" calcext:value-type="float">
            <text:p>5.00E+00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_dt" office:value-type="float" office:value="0.1" calcext:value-type="float">
            <text:p>0.1</text:p>
          </table:table-cell>
          <table:table-cell table:formula="of:=[.D3]/_C" office:value-type="float" office:value="4.5" calcext:value-type="float">
            <text:p>4.50E+00</text:p>
          </table:table-cell>
          <table:table-cell table:formula="of:=[.D2]+[.F2]" office:value-type="float" office:value="0.0000045" calcext:value-type="float">
            <text:p>4.50E-06</text:p>
          </table:table-cell>
          <table:table-cell table:formula="of:=[.C3]/_R" office:value-type="float" office:value="0.0000045" calcext:value-type="float">
            <text:p>4.50E-06</text:p>
          </table:table-cell>
          <table:table-cell table:formula="of:=-[.E3]*_dt" office:value-type="float" office:value="-0.00000045" calcext:value-type="float">
            <text:p>-4.50E-07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Fa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_dt" office:value-type="float" office:value="0.2" calcext:value-type="float">
            <text:p>0.2</text:p>
          </table:table-cell>
          <table:table-cell table:formula="of:=[.D4]/_C" office:value-type="float" office:value="4.05" calcext:value-type="float">
            <text:p>4.05E+00</text:p>
          </table:table-cell>
          <table:table-cell table:formula="of:=[.D3]+[.F3]" office:value-type="float" office:value="0.00000405" calcext:value-type="float">
            <text:p>4.05E-06</text:p>
          </table:table-cell>
          <table:table-cell table:formula="of:=[.C4]/_R" office:value-type="float" office:value="0.00000405" calcext:value-type="float">
            <text:p>4.05E-06</text:p>
          </table:table-cell>
          <table:table-cell table:formula="of:=-[.E4]*_dt" office:value-type="float" office:value="-0.000000405" calcext:value-type="float">
            <text:p>-4.05E-0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00000" calcext:value-type="float">
            <text:p>1.00E+06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_dt" office:value-type="float" office:value="0.3" calcext:value-type="float">
            <text:p>0.3</text:p>
          </table:table-cell>
          <table:table-cell table:formula="of:=[.D5]/_C" office:value-type="float" office:value="3.645" calcext:value-type="float">
            <text:p>3.64E+00</text:p>
          </table:table-cell>
          <table:table-cell table:formula="of:=[.D4]+[.F4]" office:value-type="float" office:value="0.000003645" calcext:value-type="float">
            <text:p>3.64E-06</text:p>
          </table:table-cell>
          <table:table-cell table:formula="of:=[.C5]/_R" office:value-type="float" office:value="0.000003645" calcext:value-type="float">
            <text:p>3.64E-06</text:p>
          </table:table-cell>
          <table:table-cell table:formula="of:=-[.E5]*_dt" office:value-type="float" office:value="-0.0000003645" calcext:value-type="float">
            <text:p>-3.64E-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_dt" office:value-type="float" office:value="0.4" calcext:value-type="float">
            <text:p>0.4</text:p>
          </table:table-cell>
          <table:table-cell table:formula="of:=[.D6]/_C" office:value-type="float" office:value="3.2805" calcext:value-type="float">
            <text:p>3.28E+00</text:p>
          </table:table-cell>
          <table:table-cell table:formula="of:=[.D5]+[.F5]" office:value-type="float" office:value="0.0000032805" calcext:value-type="float">
            <text:p>3.28E-06</text:p>
          </table:table-cell>
          <table:table-cell table:formula="of:=[.C6]/_R" office:value-type="float" office:value="0.0000032805" calcext:value-type="float">
            <text:p>3.28E-06</text:p>
          </table:table-cell>
          <table:table-cell table:formula="of:=-[.E6]*_dt" office:value-type="float" office:value="-0.00000032805" calcext:value-type="float">
            <text:p>-3.28E-07</text:p>
          </table:table-cell>
          <table:table-cell table:number-columns-repeated="2"/>
          <table:table-cell office:value-type="string" calcext:value-type="string">
            <text:p>Q0</text:p>
          </table:table-cell>
          <table:table-cell table:formula="of:=_C*_V0" office:value-type="float" office:value="0.000005" calcext:value-type="float">
            <text:p>5.00E-06</text:p>
          </table:table-cell>
          <table:table-cell office:value-type="string" calcext:value-type="string">
            <text:p>Coulom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_dt" office:value-type="float" office:value="0.5" calcext:value-type="float">
            <text:p>0.5</text:p>
          </table:table-cell>
          <table:table-cell table:formula="of:=[.D7]/_C" office:value-type="float" office:value="2.95245" calcext:value-type="float">
            <text:p>2.95E+00</text:p>
          </table:table-cell>
          <table:table-cell table:formula="of:=[.D6]+[.F6]" office:value-type="float" office:value="0.00000295245" calcext:value-type="float">
            <text:p>2.95E-06</text:p>
          </table:table-cell>
          <table:table-cell table:formula="of:=[.C7]/_R" office:value-type="float" office:value="0.00000295245" calcext:value-type="float">
            <text:p>2.95E-06</text:p>
          </table:table-cell>
          <table:table-cell table:formula="of:=-[.E7]*_dt" office:value-type="float" office:value="-0.000000295245" calcext:value-type="float">
            <text:p>-2.95E-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_dt" office:value-type="float" office:value="0.6" calcext:value-type="float">
            <text:p>0.6</text:p>
          </table:table-cell>
          <table:table-cell table:formula="of:=[.D8]/_C" office:value-type="float" office:value="2.657205" calcext:value-type="float">
            <text:p>2.66E+00</text:p>
          </table:table-cell>
          <table:table-cell table:formula="of:=[.D7]+[.F7]" office:value-type="float" office:value="0.000002657205" calcext:value-type="float">
            <text:p>2.66E-06</text:p>
          </table:table-cell>
          <table:table-cell table:formula="of:=[.C8]/_R" office:value-type="float" office:value="0.000002657205" calcext:value-type="float">
            <text:p>2.66E-06</text:p>
          </table:table-cell>
          <table:table-cell table:formula="of:=-[.E8]*_dt" office:value-type="float" office:value="-0.0000002657205" calcext:value-type="float">
            <text:p>-2.66E-07</text:p>
          </table:table-cell>
          <table:table-cell table:number-columns-repeated="2"/>
          <table:table-cell office:value-type="string" calcext:value-type="string">
            <text:p>tc</text:p>
          </table:table-cell>
          <table:table-cell table:formula="of:=_R*_C" office:value-type="float" office:value="1" calcext:value-type="float">
            <text:p>1.00E+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_dt" office:value-type="float" office:value="0.7" calcext:value-type="float">
            <text:p>0.7</text:p>
          </table:table-cell>
          <table:table-cell table:formula="of:=[.D9]/_C" office:value-type="float" office:value="2.3914845" calcext:value-type="float">
            <text:p>2.39E+00</text:p>
          </table:table-cell>
          <table:table-cell table:formula="of:=[.D8]+[.F8]" office:value-type="float" office:value="0.0000023914845" calcext:value-type="float">
            <text:p>2.39E-06</text:p>
          </table:table-cell>
          <table:table-cell table:formula="of:=[.C9]/_R" office:value-type="float" office:value="0.0000023914845" calcext:value-type="float">
            <text:p>2.39E-06</text:p>
          </table:table-cell>
          <table:table-cell table:formula="of:=-[.E9]*_dt" office:value-type="float" office:value="-0.00000023914845" calcext:value-type="float">
            <text:p>-2.39E-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_dt" office:value-type="float" office:value="0.8" calcext:value-type="float">
            <text:p>0.8</text:p>
          </table:table-cell>
          <table:table-cell table:formula="of:=[.D10]/_C" office:value-type="float" office:value="2.15233605" calcext:value-type="float">
            <text:p>2.15E+00</text:p>
          </table:table-cell>
          <table:table-cell table:formula="of:=[.D9]+[.F9]" office:value-type="float" office:value="0.00000215233605" calcext:value-type="float">
            <text:p>2.15E-06</text:p>
          </table:table-cell>
          <table:table-cell table:formula="of:=[.C10]/_R" office:value-type="float" office:value="0.00000215233605" calcext:value-type="float">
            <text:p>2.15E-06</text:p>
          </table:table-cell>
          <table:table-cell table:formula="of:=-[.E10]*_dt" office:value-type="float" office:value="-0.000000215233605" calcext:value-type="float">
            <text:p>-2.15E-0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_dt" office:value-type="float" office:value="0.9" calcext:value-type="float">
            <text:p>0.9</text:p>
          </table:table-cell>
          <table:table-cell table:formula="of:=[.D11]/_C" office:value-type="float" office:value="1.937102445" calcext:value-type="float">
            <text:p>1.94E+00</text:p>
          </table:table-cell>
          <table:table-cell table:formula="of:=[.D10]+[.F10]" office:value-type="float" office:value="0.000001937102445" calcext:value-type="float">
            <text:p>1.94E-06</text:p>
          </table:table-cell>
          <table:table-cell table:formula="of:=[.C11]/_R" office:value-type="float" office:value="0.000001937102445" calcext:value-type="float">
            <text:p>1.94E-06</text:p>
          </table:table-cell>
          <table:table-cell table:formula="of:=-[.E11]*_dt" office:value-type="float" office:value="-0.0000001937102445" calcext:value-type="float">
            <text:p>-1.94E-0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_dt" office:value-type="float" office:value="1" calcext:value-type="float">
            <text:p>1</text:p>
          </table:table-cell>
          <table:table-cell table:formula="of:=[.D12]/_C" office:value-type="float" office:value="1.7433922005" calcext:value-type="float">
            <text:p>1.74E+00</text:p>
          </table:table-cell>
          <table:table-cell table:formula="of:=[.D11]+[.F11]" office:value-type="float" office:value="0.0000017433922005" calcext:value-type="float">
            <text:p>1.74E-06</text:p>
          </table:table-cell>
          <table:table-cell table:formula="of:=[.C12]/_R" office:value-type="float" office:value="0.0000017433922005" calcext:value-type="float">
            <text:p>1.74E-06</text:p>
          </table:table-cell>
          <table:table-cell table:formula="of:=-[.E12]*_dt" office:value-type="float" office:value="-0.00000017433922005" calcext:value-type="float">
            <text:p>-1.74E-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_dt" office:value-type="float" office:value="1.1" calcext:value-type="float">
            <text:p>1.1</text:p>
          </table:table-cell>
          <table:table-cell table:formula="of:=[.D13]/_C" office:value-type="float" office:value="1.56905298045" calcext:value-type="float">
            <text:p>1.57E+00</text:p>
          </table:table-cell>
          <table:table-cell table:formula="of:=[.D12]+[.F12]" office:value-type="float" office:value="0.00000156905298045" calcext:value-type="float">
            <text:p>1.57E-06</text:p>
          </table:table-cell>
          <table:table-cell table:formula="of:=[.C13]/_R" office:value-type="float" office:value="0.00000156905298045" calcext:value-type="float">
            <text:p>1.57E-06</text:p>
          </table:table-cell>
          <table:table-cell table:formula="of:=-[.E13]*_dt" office:value-type="float" office:value="-0.000000156905298045" calcext:value-type="float">
            <text:p>-1.57E-0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_dt" office:value-type="float" office:value="1.2" calcext:value-type="float">
            <text:p>1.2</text:p>
          </table:table-cell>
          <table:table-cell table:formula="of:=[.D14]/_C" office:value-type="float" office:value="1.412147682405" calcext:value-type="float">
            <text:p>1.41E+00</text:p>
          </table:table-cell>
          <table:table-cell table:formula="of:=[.D13]+[.F13]" office:value-type="float" office:value="0.000001412147682405" calcext:value-type="float">
            <text:p>1.41E-06</text:p>
          </table:table-cell>
          <table:table-cell table:formula="of:=[.C14]/_R" office:value-type="float" office:value="0.000001412147682405" calcext:value-type="float">
            <text:p>1.41E-06</text:p>
          </table:table-cell>
          <table:table-cell table:formula="of:=-[.E14]*_dt" office:value-type="float" office:value="-0.0000001412147682405" calcext:value-type="float">
            <text:p>-1.41E-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_dt" office:value-type="float" office:value="1.3" calcext:value-type="float">
            <text:p>1.3</text:p>
          </table:table-cell>
          <table:table-cell table:formula="of:=[.D15]/_C" office:value-type="float" office:value="1.2709329141645" calcext:value-type="float">
            <text:p>1.27E+00</text:p>
          </table:table-cell>
          <table:table-cell table:formula="of:=[.D14]+[.F14]" office:value-type="float" office:value="0.0000012709329141645" calcext:value-type="float">
            <text:p>1.27E-06</text:p>
          </table:table-cell>
          <table:table-cell table:formula="of:=[.C15]/_R" office:value-type="float" office:value="0.0000012709329141645" calcext:value-type="float">
            <text:p>1.27E-06</text:p>
          </table:table-cell>
          <table:table-cell table:formula="of:=-[.E15]*_dt" office:value-type="float" office:value="-0.00000012709329141645" calcext:value-type="float">
            <text:p>-1.27E-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_dt" office:value-type="float" office:value="1.4" calcext:value-type="float">
            <text:p>1.4</text:p>
          </table:table-cell>
          <table:table-cell table:formula="of:=[.D16]/_C" office:value-type="float" office:value="1.14383962274805" calcext:value-type="float">
            <text:p>1.14E+00</text:p>
          </table:table-cell>
          <table:table-cell table:formula="of:=[.D15]+[.F15]" office:value-type="float" office:value="0.00000114383962274805" calcext:value-type="float">
            <text:p>1.14E-06</text:p>
          </table:table-cell>
          <table:table-cell table:formula="of:=[.C16]/_R" office:value-type="float" office:value="0.00000114383962274805" calcext:value-type="float">
            <text:p>1.14E-06</text:p>
          </table:table-cell>
          <table:table-cell table:formula="of:=-[.E16]*_dt" office:value-type="float" office:value="-0.0000001143839622748" calcext:value-type="float">
            <text:p>-1.14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_dt" office:value-type="float" office:value="1.5" calcext:value-type="float">
            <text:p>1.5</text:p>
          </table:table-cell>
          <table:table-cell table:formula="of:=[.D17]/_C" office:value-type="float" office:value="1.02945566047324" calcext:value-type="float">
            <text:p>1.03E+00</text:p>
          </table:table-cell>
          <table:table-cell table:formula="of:=[.D16]+[.F16]" office:value-type="float" office:value="0.00000102945566047324" calcext:value-type="float">
            <text:p>1.03E-06</text:p>
          </table:table-cell>
          <table:table-cell table:formula="of:=[.C17]/_R" office:value-type="float" office:value="0.00000102945566047324" calcext:value-type="float">
            <text:p>1.03E-06</text:p>
          </table:table-cell>
          <table:table-cell table:formula="of:=-[.E17]*_dt" office:value-type="float" office:value="-0.00000010294556604732" calcext:value-type="float">
            <text:p>-1.03E-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_dt" office:value-type="float" office:value="1.6" calcext:value-type="float">
            <text:p>1.6</text:p>
          </table:table-cell>
          <table:table-cell table:formula="of:=[.D18]/_C" office:value-type="float" office:value="0.92651009442592" calcext:value-type="float">
            <text:p>9.27E-01</text:p>
          </table:table-cell>
          <table:table-cell table:formula="of:=[.D17]+[.F17]" office:value-type="float" office:value="0.00000092651009442592" calcext:value-type="float">
            <text:p>9.27E-07</text:p>
          </table:table-cell>
          <table:table-cell table:formula="of:=[.C18]/_R" office:value-type="float" office:value="0.00000092651009442592" calcext:value-type="float">
            <text:p>9.27E-07</text:p>
          </table:table-cell>
          <table:table-cell table:formula="of:=-[.E18]*_dt" office:value-type="float" office:value="-0.00000009265100944259" calcext:value-type="float">
            <text:p>-9.27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_dt" office:value-type="float" office:value="1.7" calcext:value-type="float">
            <text:p>1.7</text:p>
          </table:table-cell>
          <table:table-cell table:formula="of:=[.D19]/_C" office:value-type="float" office:value="0.833859084983328" calcext:value-type="float">
            <text:p>8.34E-01</text:p>
          </table:table-cell>
          <table:table-cell table:formula="of:=[.D18]+[.F18]" office:value-type="float" office:value="0.00000083385908498333" calcext:value-type="float">
            <text:p>8.34E-07</text:p>
          </table:table-cell>
          <table:table-cell table:formula="of:=[.C19]/_R" office:value-type="float" office:value="0.00000083385908498333" calcext:value-type="float">
            <text:p>8.34E-07</text:p>
          </table:table-cell>
          <table:table-cell table:formula="of:=-[.E19]*_dt" office:value-type="float" office:value="-0.00000008338590849833" calcext:value-type="float">
            <text:p>-8.34E-0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_dt" office:value-type="float" office:value="1.8" calcext:value-type="float">
            <text:p>1.8</text:p>
          </table:table-cell>
          <table:table-cell table:formula="of:=[.D20]/_C" office:value-type="float" office:value="0.750473176484995" calcext:value-type="float">
            <text:p>7.50E-01</text:p>
          </table:table-cell>
          <table:table-cell table:formula="of:=[.D19]+[.F19]" office:value-type="float" office:value="0.000000750473176485" calcext:value-type="float">
            <text:p>7.50E-07</text:p>
          </table:table-cell>
          <table:table-cell table:formula="of:=[.C20]/_R" office:value-type="float" office:value="0.000000750473176485" calcext:value-type="float">
            <text:p>7.50E-07</text:p>
          </table:table-cell>
          <table:table-cell table:formula="of:=-[.E20]*_dt" office:value-type="float" office:value="-0.0000000750473176485" calcext:value-type="float">
            <text:p>-7.50E-0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_dt" office:value-type="float" office:value="1.9" calcext:value-type="float">
            <text:p>1.9</text:p>
          </table:table-cell>
          <table:table-cell table:formula="of:=[.D21]/_C" office:value-type="float" office:value="0.675425858836496" calcext:value-type="float">
            <text:p>6.75E-01</text:p>
          </table:table-cell>
          <table:table-cell table:formula="of:=[.D20]+[.F20]" office:value-type="float" office:value="0.0000006754258588365" calcext:value-type="float">
            <text:p>6.75E-07</text:p>
          </table:table-cell>
          <table:table-cell table:formula="of:=[.C21]/_R" office:value-type="float" office:value="0.0000006754258588365" calcext:value-type="float">
            <text:p>6.75E-07</text:p>
          </table:table-cell>
          <table:table-cell table:formula="of:=-[.E21]*_dt" office:value-type="float" office:value="-0.00000006754258588365" calcext:value-type="float">
            <text:p>-6.75E-0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_dt" office:value-type="float" office:value="2" calcext:value-type="float">
            <text:p>2</text:p>
          </table:table-cell>
          <table:table-cell table:formula="of:=[.D22]/_C" office:value-type="float" office:value="0.607883272952846" calcext:value-type="float">
            <text:p>6.08E-01</text:p>
          </table:table-cell>
          <table:table-cell table:formula="of:=[.D21]+[.F21]" office:value-type="float" office:value="0.00000060788327295285" calcext:value-type="float">
            <text:p>6.08E-07</text:p>
          </table:table-cell>
          <table:table-cell table:formula="of:=[.C22]/_R" office:value-type="float" office:value="0.00000060788327295285" calcext:value-type="float">
            <text:p>6.08E-07</text:p>
          </table:table-cell>
          <table:table-cell table:formula="of:=-[.E22]*_dt" office:value-type="float" office:value="-0.00000006078832729528" calcext:value-type="float">
            <text:p>-6.08E-0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_dt" office:value-type="float" office:value="2.1" calcext:value-type="float">
            <text:p>2.1</text:p>
          </table:table-cell>
          <table:table-cell table:formula="of:=[.D23]/_C" office:value-type="float" office:value="0.547094945657561" calcext:value-type="float">
            <text:p>5.47E-01</text:p>
          </table:table-cell>
          <table:table-cell table:formula="of:=[.D22]+[.F22]" office:value-type="float" office:value="0.00000054709494565756" calcext:value-type="float">
            <text:p>5.47E-07</text:p>
          </table:table-cell>
          <table:table-cell table:formula="of:=[.C23]/_R" office:value-type="float" office:value="0.00000054709494565756" calcext:value-type="float">
            <text:p>5.47E-07</text:p>
          </table:table-cell>
          <table:table-cell table:formula="of:=-[.E23]*_dt" office:value-type="float" office:value="-0.00000005470949456576" calcext:value-type="float">
            <text:p>-5.47E-0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_dt" office:value-type="float" office:value="2.2" calcext:value-type="float">
            <text:p>2.2</text:p>
          </table:table-cell>
          <table:table-cell table:formula="of:=[.D24]/_C" office:value-type="float" office:value="0.492385451091805" calcext:value-type="float">
            <text:p>4.92E-01</text:p>
          </table:table-cell>
          <table:table-cell table:formula="of:=[.D23]+[.F23]" office:value-type="float" office:value="0.00000049238545109181" calcext:value-type="float">
            <text:p>4.92E-07</text:p>
          </table:table-cell>
          <table:table-cell table:formula="of:=[.C24]/_R" office:value-type="float" office:value="0.00000049238545109181" calcext:value-type="float">
            <text:p>4.92E-07</text:p>
          </table:table-cell>
          <table:table-cell table:formula="of:=-[.E24]*_dt" office:value-type="float" office:value="-0.00000004923854510918" calcext:value-type="float">
            <text:p>-4.92E-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_dt" office:value-type="float" office:value="2.3" calcext:value-type="float">
            <text:p>2.3</text:p>
          </table:table-cell>
          <table:table-cell table:formula="of:=[.D25]/_C" office:value-type="float" office:value="0.443146905982625" calcext:value-type="float">
            <text:p>4.43E-01</text:p>
          </table:table-cell>
          <table:table-cell table:formula="of:=[.D24]+[.F24]" office:value-type="float" office:value="0.00000044314690598262" calcext:value-type="float">
            <text:p>4.43E-07</text:p>
          </table:table-cell>
          <table:table-cell table:formula="of:=[.C25]/_R" office:value-type="float" office:value="0.00000044314690598262" calcext:value-type="float">
            <text:p>4.43E-07</text:p>
          </table:table-cell>
          <table:table-cell table:formula="of:=-[.E25]*_dt" office:value-type="float" office:value="-0.00000004431469059826" calcext:value-type="float">
            <text:p>-4.43E-0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_dt" office:value-type="float" office:value="2.4" calcext:value-type="float">
            <text:p>2.4</text:p>
          </table:table-cell>
          <table:table-cell table:formula="of:=[.D26]/_C" office:value-type="float" office:value="0.398832215384362" calcext:value-type="float">
            <text:p>3.99E-01</text:p>
          </table:table-cell>
          <table:table-cell table:formula="of:=[.D25]+[.F25]" office:value-type="float" office:value="0.00000039883221538436" calcext:value-type="float">
            <text:p>3.99E-07</text:p>
          </table:table-cell>
          <table:table-cell table:formula="of:=[.C26]/_R" office:value-type="float" office:value="0.00000039883221538436" calcext:value-type="float">
            <text:p>3.99E-07</text:p>
          </table:table-cell>
          <table:table-cell table:formula="of:=-[.E26]*_dt" office:value-type="float" office:value="-0.00000003988322153844" calcext:value-type="float">
            <text:p>-3.99E-0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_dt" office:value-type="float" office:value="2.5" calcext:value-type="float">
            <text:p>2.5</text:p>
          </table:table-cell>
          <table:table-cell table:formula="of:=[.D27]/_C" office:value-type="float" office:value="0.358948993845926" calcext:value-type="float">
            <text:p>3.59E-01</text:p>
          </table:table-cell>
          <table:table-cell table:formula="of:=[.D26]+[.F26]" office:value-type="float" office:value="0.00000035894899384593" calcext:value-type="float">
            <text:p>3.59E-07</text:p>
          </table:table-cell>
          <table:table-cell table:formula="of:=[.C27]/_R" office:value-type="float" office:value="0.00000035894899384593" calcext:value-type="float">
            <text:p>3.59E-07</text:p>
          </table:table-cell>
          <table:table-cell table:formula="of:=-[.E27]*_dt" office:value-type="float" office:value="-0.00000003589489938459" calcext:value-type="float">
            <text:p>-3.59E-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_dt" office:value-type="float" office:value="2.6" calcext:value-type="float">
            <text:p>2.6</text:p>
          </table:table-cell>
          <table:table-cell table:formula="of:=[.D28]/_C" office:value-type="float" office:value="0.323054094461333" calcext:value-type="float">
            <text:p>3.23E-01</text:p>
          </table:table-cell>
          <table:table-cell table:formula="of:=[.D27]+[.F27]" office:value-type="float" office:value="0.00000032305409446133" calcext:value-type="float">
            <text:p>3.23E-07</text:p>
          </table:table-cell>
          <table:table-cell table:formula="of:=[.C28]/_R" office:value-type="float" office:value="0.00000032305409446133" calcext:value-type="float">
            <text:p>3.23E-07</text:p>
          </table:table-cell>
          <table:table-cell table:formula="of:=-[.E28]*_dt" office:value-type="float" office:value="-0.00000003230540944613" calcext:value-type="float">
            <text:p>-3.23E-0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_dt" office:value-type="float" office:value="2.7" calcext:value-type="float">
            <text:p>2.7</text:p>
          </table:table-cell>
          <table:table-cell table:formula="of:=[.D29]/_C" office:value-type="float" office:value="0.2907486850152" calcext:value-type="float">
            <text:p>2.91E-01</text:p>
          </table:table-cell>
          <table:table-cell table:formula="of:=[.D28]+[.F28]" office:value-type="float" office:value="0.0000002907486850152" calcext:value-type="float">
            <text:p>2.91E-07</text:p>
          </table:table-cell>
          <table:table-cell table:formula="of:=[.C29]/_R" office:value-type="float" office:value="0.0000002907486850152" calcext:value-type="float">
            <text:p>2.91E-07</text:p>
          </table:table-cell>
          <table:table-cell table:formula="of:=-[.E29]*_dt" office:value-type="float" office:value="-0.00000002907486850152" calcext:value-type="float">
            <text:p>-2.91E-0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_dt" office:value-type="float" office:value="2.8" calcext:value-type="float">
            <text:p>2.8</text:p>
          </table:table-cell>
          <table:table-cell table:formula="of:=[.D30]/_C" office:value-type="float" office:value="0.26167381651368" calcext:value-type="float">
            <text:p>2.62E-01</text:p>
          </table:table-cell>
          <table:table-cell table:formula="of:=[.D29]+[.F29]" office:value-type="float" office:value="0.00000026167381651368" calcext:value-type="float">
            <text:p>2.62E-07</text:p>
          </table:table-cell>
          <table:table-cell table:formula="of:=[.C30]/_R" office:value-type="float" office:value="0.00000026167381651368" calcext:value-type="float">
            <text:p>2.62E-07</text:p>
          </table:table-cell>
          <table:table-cell table:formula="of:=-[.E30]*_dt" office:value-type="float" office:value="-0.00000002616738165137" calcext:value-type="float">
            <text:p>-2.62E-0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_dt" office:value-type="float" office:value="2.9" calcext:value-type="float">
            <text:p>2.9</text:p>
          </table:table-cell>
          <table:table-cell table:formula="of:=[.D31]/_C" office:value-type="float" office:value="0.235506434862312" calcext:value-type="float">
            <text:p>2.36E-01</text:p>
          </table:table-cell>
          <table:table-cell table:formula="of:=[.D30]+[.F30]" office:value-type="float" office:value="0.00000023550643486231" calcext:value-type="float">
            <text:p>2.36E-07</text:p>
          </table:table-cell>
          <table:table-cell table:formula="of:=[.C31]/_R" office:value-type="float" office:value="0.00000023550643486231" calcext:value-type="float">
            <text:p>2.36E-07</text:p>
          </table:table-cell>
          <table:table-cell table:formula="of:=-[.E31]*_dt" office:value-type="float" office:value="-0.00000002355064348623" calcext:value-type="float">
            <text:p>-2.36E-0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_dt" office:value-type="float" office:value="3" calcext:value-type="float">
            <text:p>3</text:p>
          </table:table-cell>
          <table:table-cell table:formula="of:=[.D32]/_C" office:value-type="float" office:value="0.211955791376081" calcext:value-type="float">
            <text:p>2.12E-01</text:p>
          </table:table-cell>
          <table:table-cell table:formula="of:=[.D31]+[.F31]" office:value-type="float" office:value="0.00000021195579137608" calcext:value-type="float">
            <text:p>2.12E-07</text:p>
          </table:table-cell>
          <table:table-cell table:formula="of:=[.C32]/_R" office:value-type="float" office:value="0.00000021195579137608" calcext:value-type="float">
            <text:p>2.12E-07</text:p>
          </table:table-cell>
          <table:table-cell table:formula="of:=-[.E32]*_dt" office:value-type="float" office:value="-0.00000002119557913761" calcext:value-type="float">
            <text:p>-2.12E-0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_dt" office:value-type="float" office:value="3.1" calcext:value-type="float">
            <text:p>3.1</text:p>
          </table:table-cell>
          <table:table-cell table:formula="of:=[.D33]/_C" office:value-type="float" office:value="0.190760212238473" calcext:value-type="float">
            <text:p>1.91E-01</text:p>
          </table:table-cell>
          <table:table-cell table:formula="of:=[.D32]+[.F32]" office:value-type="float" office:value="0.00000019076021223847" calcext:value-type="float">
            <text:p>1.91E-07</text:p>
          </table:table-cell>
          <table:table-cell table:formula="of:=[.C33]/_R" office:value-type="float" office:value="0.00000019076021223847" calcext:value-type="float">
            <text:p>1.91E-07</text:p>
          </table:table-cell>
          <table:table-cell table:formula="of:=-[.E33]*_dt" office:value-type="float" office:value="-0.00000001907602122385" calcext:value-type="float">
            <text:p>-1.91E-0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_dt" office:value-type="float" office:value="3.2" calcext:value-type="float">
            <text:p>3.2</text:p>
          </table:table-cell>
          <table:table-cell table:formula="of:=[.D34]/_C" office:value-type="float" office:value="0.171684191014625" calcext:value-type="float">
            <text:p>1.72E-01</text:p>
          </table:table-cell>
          <table:table-cell table:formula="of:=[.D33]+[.F33]" office:value-type="float" office:value="0.00000017168419101463" calcext:value-type="float">
            <text:p>1.72E-07</text:p>
          </table:table-cell>
          <table:table-cell table:formula="of:=[.C34]/_R" office:value-type="float" office:value="0.00000017168419101463" calcext:value-type="float">
            <text:p>1.72E-07</text:p>
          </table:table-cell>
          <table:table-cell table:formula="of:=-[.E34]*_dt" office:value-type="float" office:value="-0.00000001716841910146" calcext:value-type="float">
            <text:p>-1.72E-0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_dt" office:value-type="float" office:value="3.3" calcext:value-type="float">
            <text:p>3.3</text:p>
          </table:table-cell>
          <table:table-cell table:formula="of:=[.D35]/_C" office:value-type="float" office:value="0.154515771913163" calcext:value-type="float">
            <text:p>1.55E-01</text:p>
          </table:table-cell>
          <table:table-cell table:formula="of:=[.D34]+[.F34]" office:value-type="float" office:value="0.00000015451577191316" calcext:value-type="float">
            <text:p>1.55E-07</text:p>
          </table:table-cell>
          <table:table-cell table:formula="of:=[.C35]/_R" office:value-type="float" office:value="0.00000015451577191316" calcext:value-type="float">
            <text:p>1.55E-07</text:p>
          </table:table-cell>
          <table:table-cell table:formula="of:=-[.E35]*_dt" office:value-type="float" office:value="-0.00000001545157719132" calcext:value-type="float">
            <text:p>-1.55E-0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_dt" office:value-type="float" office:value="3.4" calcext:value-type="float">
            <text:p>3.4</text:p>
          </table:table-cell>
          <table:table-cell table:formula="of:=[.D36]/_C" office:value-type="float" office:value="0.139064194721847" calcext:value-type="float">
            <text:p>1.39E-01</text:p>
          </table:table-cell>
          <table:table-cell table:formula="of:=[.D35]+[.F35]" office:value-type="float" office:value="0.00000013906419472185" calcext:value-type="float">
            <text:p>1.39E-07</text:p>
          </table:table-cell>
          <table:table-cell table:formula="of:=[.C36]/_R" office:value-type="float" office:value="0.00000013906419472185" calcext:value-type="float">
            <text:p>1.39E-07</text:p>
          </table:table-cell>
          <table:table-cell table:formula="of:=-[.E36]*_dt" office:value-type="float" office:value="-0.00000001390641947218" calcext:value-type="float">
            <text:p>-1.39E-0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_dt" office:value-type="float" office:value="3.5" calcext:value-type="float">
            <text:p>3.5</text:p>
          </table:table-cell>
          <table:table-cell table:formula="of:=[.D37]/_C" office:value-type="float" office:value="0.125157775249662" calcext:value-type="float">
            <text:p>1.25E-01</text:p>
          </table:table-cell>
          <table:table-cell table:formula="of:=[.D36]+[.F36]" office:value-type="float" office:value="0.00000012515777524966" calcext:value-type="float">
            <text:p>1.25E-07</text:p>
          </table:table-cell>
          <table:table-cell table:formula="of:=[.C37]/_R" office:value-type="float" office:value="0.00000012515777524966" calcext:value-type="float">
            <text:p>1.25E-07</text:p>
          </table:table-cell>
          <table:table-cell table:formula="of:=-[.E37]*_dt" office:value-type="float" office:value="-0.00000001251577752497" calcext:value-type="float">
            <text:p>-1.25E-0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_dt" office:value-type="float" office:value="3.6" calcext:value-type="float">
            <text:p>3.6</text:p>
          </table:table-cell>
          <table:table-cell table:formula="of:=[.D38]/_C" office:value-type="float" office:value="0.112641997724696" calcext:value-type="float">
            <text:p>1.13E-01</text:p>
          </table:table-cell>
          <table:table-cell table:formula="of:=[.D37]+[.F37]" office:value-type="float" office:value="0.0000001126419977247" calcext:value-type="float">
            <text:p>1.13E-07</text:p>
          </table:table-cell>
          <table:table-cell table:formula="of:=[.C38]/_R" office:value-type="float" office:value="0.0000001126419977247" calcext:value-type="float">
            <text:p>1.13E-07</text:p>
          </table:table-cell>
          <table:table-cell table:formula="of:=-[.E38]*_dt" office:value-type="float" office:value="-0.00000001126419977247" calcext:value-type="float">
            <text:p>-1.13E-0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_dt" office:value-type="float" office:value="3.7" calcext:value-type="float">
            <text:p>3.7</text:p>
          </table:table-cell>
          <table:table-cell table:formula="of:=[.D39]/_C" office:value-type="float" office:value="0.101377797952226" calcext:value-type="float">
            <text:p>1.01E-01</text:p>
          </table:table-cell>
          <table:table-cell table:formula="of:=[.D38]+[.F38]" office:value-type="float" office:value="0.00000010137779795223" calcext:value-type="float">
            <text:p>1.01E-07</text:p>
          </table:table-cell>
          <table:table-cell table:formula="of:=[.C39]/_R" office:value-type="float" office:value="0.00000010137779795223" calcext:value-type="float">
            <text:p>1.01E-07</text:p>
          </table:table-cell>
          <table:table-cell table:formula="of:=-[.E39]*_dt" office:value-type="float" office:value="-0.00000001013777979522" calcext:value-type="float">
            <text:p>-1.01E-0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_dt" office:value-type="float" office:value="3.8" calcext:value-type="float">
            <text:p>3.8</text:p>
          </table:table-cell>
          <table:table-cell table:formula="of:=[.D40]/_C" office:value-type="float" office:value="0.0912400181570036" calcext:value-type="float">
            <text:p>9.12E-02</text:p>
          </table:table-cell>
          <table:table-cell table:formula="of:=[.D39]+[.F39]" office:value-type="float" office:value="0.000000091240018157" calcext:value-type="float">
            <text:p>9.12E-08</text:p>
          </table:table-cell>
          <table:table-cell table:formula="of:=[.C40]/_R" office:value-type="float" office:value="0.000000091240018157" calcext:value-type="float">
            <text:p>9.12E-08</text:p>
          </table:table-cell>
          <table:table-cell table:formula="of:=-[.E40]*_dt" office:value-type="float" office:value="-0.0000000091240018157" calcext:value-type="float">
            <text:p>-9.12E-0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_dt" office:value-type="float" office:value="3.9" calcext:value-type="float">
            <text:p>3.9</text:p>
          </table:table-cell>
          <table:table-cell table:formula="of:=[.D41]/_C" office:value-type="float" office:value="0.0821160163413032" calcext:value-type="float">
            <text:p>8.21E-02</text:p>
          </table:table-cell>
          <table:table-cell table:formula="of:=[.D40]+[.F40]" office:value-type="float" office:value="0.0000000821160163413" calcext:value-type="float">
            <text:p>8.21E-08</text:p>
          </table:table-cell>
          <table:table-cell table:formula="of:=[.C41]/_R" office:value-type="float" office:value="0.0000000821160163413" calcext:value-type="float">
            <text:p>8.21E-08</text:p>
          </table:table-cell>
          <table:table-cell table:formula="of:=-[.E41]*_dt" office:value-type="float" office:value="-0.00000000821160163413" calcext:value-type="float">
            <text:p>-8.21E-0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_dt" office:value-type="float" office:value="4" calcext:value-type="float">
            <text:p>4</text:p>
          </table:table-cell>
          <table:table-cell table:formula="of:=[.D42]/_C" office:value-type="float" office:value="0.0739044147071729" calcext:value-type="float">
            <text:p>7.39E-02</text:p>
          </table:table-cell>
          <table:table-cell table:formula="of:=[.D41]+[.F41]" office:value-type="float" office:value="0.00000007390441470717" calcext:value-type="float">
            <text:p>7.39E-08</text:p>
          </table:table-cell>
          <table:table-cell table:formula="of:=[.C42]/_R" office:value-type="float" office:value="0.00000007390441470717" calcext:value-type="float">
            <text:p>7.39E-08</text:p>
          </table:table-cell>
          <table:table-cell table:formula="of:=-[.E42]*_dt" office:value-type="float" office:value="-0.00000000739044147072" calcext:value-type="float">
            <text:p>-7.39E-0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_dt" office:value-type="float" office:value="4.1" calcext:value-type="float">
            <text:p>4.1</text:p>
          </table:table-cell>
          <table:table-cell table:formula="of:=[.D43]/_C" office:value-type="float" office:value="0.0665139732364556" calcext:value-type="float">
            <text:p>6.65E-02</text:p>
          </table:table-cell>
          <table:table-cell table:formula="of:=[.D42]+[.F42]" office:value-type="float" office:value="0.00000006651397323646" calcext:value-type="float">
            <text:p>6.65E-08</text:p>
          </table:table-cell>
          <table:table-cell table:formula="of:=[.C43]/_R" office:value-type="float" office:value="0.00000006651397323646" calcext:value-type="float">
            <text:p>6.65E-08</text:p>
          </table:table-cell>
          <table:table-cell table:formula="of:=-[.E43]*_dt" office:value-type="float" office:value="-0.00000000665139732365" calcext:value-type="float">
            <text:p>-6.65E-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_dt" office:value-type="float" office:value="4.2" calcext:value-type="float">
            <text:p>4.2</text:p>
          </table:table-cell>
          <table:table-cell table:formula="of:=[.D44]/_C" office:value-type="float" office:value="0.05986257591281" calcext:value-type="float">
            <text:p>5.99E-02</text:p>
          </table:table-cell>
          <table:table-cell table:formula="of:=[.D43]+[.F43]" office:value-type="float" office:value="0.00000005986257591281" calcext:value-type="float">
            <text:p>5.99E-08</text:p>
          </table:table-cell>
          <table:table-cell table:formula="of:=[.C44]/_R" office:value-type="float" office:value="0.00000005986257591281" calcext:value-type="float">
            <text:p>5.99E-08</text:p>
          </table:table-cell>
          <table:table-cell table:formula="of:=-[.E44]*_dt" office:value-type="float" office:value="-0.00000000598625759128" calcext:value-type="float">
            <text:p>-5.99E-0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_dt" office:value-type="float" office:value="4.3" calcext:value-type="float">
            <text:p>4.3</text:p>
          </table:table-cell>
          <table:table-cell table:formula="of:=[.D45]/_C" office:value-type="float" office:value="0.053876318321529" calcext:value-type="float">
            <text:p>5.39E-02</text:p>
          </table:table-cell>
          <table:table-cell table:formula="of:=[.D44]+[.F44]" office:value-type="float" office:value="0.00000005387631832153" calcext:value-type="float">
            <text:p>5.39E-08</text:p>
          </table:table-cell>
          <table:table-cell table:formula="of:=[.C45]/_R" office:value-type="float" office:value="0.00000005387631832153" calcext:value-type="float">
            <text:p>5.39E-08</text:p>
          </table:table-cell>
          <table:table-cell table:formula="of:=-[.E45]*_dt" office:value-type="float" office:value="-0.00000000538763183215" calcext:value-type="float">
            <text:p>-5.39E-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_dt" office:value-type="float" office:value="4.4" calcext:value-type="float">
            <text:p>4.4</text:p>
          </table:table-cell>
          <table:table-cell table:formula="of:=[.D46]/_C" office:value-type="float" office:value="0.0484886864893761" calcext:value-type="float">
            <text:p>4.85E-02</text:p>
          </table:table-cell>
          <table:table-cell table:formula="of:=[.D45]+[.F45]" office:value-type="float" office:value="0.00000004848868648938" calcext:value-type="float">
            <text:p>4.85E-08</text:p>
          </table:table-cell>
          <table:table-cell table:formula="of:=[.C46]/_R" office:value-type="float" office:value="0.00000004848868648938" calcext:value-type="float">
            <text:p>4.85E-08</text:p>
          </table:table-cell>
          <table:table-cell table:formula="of:=-[.E46]*_dt" office:value-type="float" office:value="-0.00000000484886864894" calcext:value-type="float">
            <text:p>-4.85E-0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_dt" office:value-type="float" office:value="4.5" calcext:value-type="float">
            <text:p>4.5</text:p>
          </table:table-cell>
          <table:table-cell table:formula="of:=[.D47]/_C" office:value-type="float" office:value="0.0436398178404385" calcext:value-type="float">
            <text:p>4.36E-02</text:p>
          </table:table-cell>
          <table:table-cell table:formula="of:=[.D46]+[.F46]" office:value-type="float" office:value="0.00000004363981784044" calcext:value-type="float">
            <text:p>4.36E-08</text:p>
          </table:table-cell>
          <table:table-cell table:formula="of:=[.C47]/_R" office:value-type="float" office:value="0.00000004363981784044" calcext:value-type="float">
            <text:p>4.36E-08</text:p>
          </table:table-cell>
          <table:table-cell table:formula="of:=-[.E47]*_dt" office:value-type="float" office:value="-0.00000000436398178404" calcext:value-type="float">
            <text:p>-4.36E-0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_dt" office:value-type="float" office:value="4.6" calcext:value-type="float">
            <text:p>4.6</text:p>
          </table:table-cell>
          <table:table-cell table:formula="of:=[.D48]/_C" office:value-type="float" office:value="0.0392758360563947" calcext:value-type="float">
            <text:p>3.93E-02</text:p>
          </table:table-cell>
          <table:table-cell table:formula="of:=[.D47]+[.F47]" office:value-type="float" office:value="0.00000003927583605639" calcext:value-type="float">
            <text:p>3.93E-08</text:p>
          </table:table-cell>
          <table:table-cell table:formula="of:=[.C48]/_R" office:value-type="float" office:value="0.00000003927583605639" calcext:value-type="float">
            <text:p>3.93E-08</text:p>
          </table:table-cell>
          <table:table-cell table:formula="of:=-[.E48]*_dt" office:value-type="float" office:value="-0.00000000392758360564" calcext:value-type="float">
            <text:p>-3.93E-0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_dt" office:value-type="float" office:value="4.7" calcext:value-type="float">
            <text:p>4.7</text:p>
          </table:table-cell>
          <table:table-cell table:formula="of:=[.D49]/_C" office:value-type="float" office:value="0.0353482524507552" calcext:value-type="float">
            <text:p>3.53E-02</text:p>
          </table:table-cell>
          <table:table-cell table:formula="of:=[.D48]+[.F48]" office:value-type="float" office:value="0.00000003534825245076" calcext:value-type="float">
            <text:p>3.53E-08</text:p>
          </table:table-cell>
          <table:table-cell table:formula="of:=[.C49]/_R" office:value-type="float" office:value="0.00000003534825245076" calcext:value-type="float">
            <text:p>3.53E-08</text:p>
          </table:table-cell>
          <table:table-cell table:formula="of:=-[.E49]*_dt" office:value-type="float" office:value="-0.00000000353482524508" calcext:value-type="float">
            <text:p>-3.53E-0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_dt" office:value-type="float" office:value="4.8" calcext:value-type="float">
            <text:p>4.8</text:p>
          </table:table-cell>
          <table:table-cell table:formula="of:=[.D50]/_C" office:value-type="float" office:value="0.0318134272056797" calcext:value-type="float">
            <text:p>3.18E-02</text:p>
          </table:table-cell>
          <table:table-cell table:formula="of:=[.D49]+[.F49]" office:value-type="float" office:value="0.00000003181342720568" calcext:value-type="float">
            <text:p>3.18E-08</text:p>
          </table:table-cell>
          <table:table-cell table:formula="of:=[.C50]/_R" office:value-type="float" office:value="0.00000003181342720568" calcext:value-type="float">
            <text:p>3.18E-08</text:p>
          </table:table-cell>
          <table:table-cell table:formula="of:=-[.E50]*_dt" office:value-type="float" office:value="-0.00000000318134272057" calcext:value-type="float">
            <text:p>-3.18E-0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_dt" office:value-type="float" office:value="4.9" calcext:value-type="float">
            <text:p>4.9</text:p>
          </table:table-cell>
          <table:table-cell table:formula="of:=[.D51]/_C" office:value-type="float" office:value="0.0286320844851117" calcext:value-type="float">
            <text:p>2.86E-02</text:p>
          </table:table-cell>
          <table:table-cell table:formula="of:=[.D50]+[.F50]" office:value-type="float" office:value="0.00000002863208448511" calcext:value-type="float">
            <text:p>2.86E-08</text:p>
          </table:table-cell>
          <table:table-cell table:formula="of:=[.C51]/_R" office:value-type="float" office:value="0.00000002863208448511" calcext:value-type="float">
            <text:p>2.86E-08</text:p>
          </table:table-cell>
          <table:table-cell table:formula="of:=-[.E51]*_dt" office:value-type="float" office:value="-0.00000000286320844851" calcext:value-type="float">
            <text:p>-2.86E-0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_dt" office:value-type="float" office:value="5" calcext:value-type="float">
            <text:p>5</text:p>
          </table:table-cell>
          <table:table-cell table:formula="of:=[.D52]/_C" office:value-type="float" office:value="0.0257688760366005" calcext:value-type="float">
            <text:p>2.58E-02</text:p>
          </table:table-cell>
          <table:table-cell table:formula="of:=[.D51]+[.F51]" office:value-type="float" office:value="0.0000000257688760366" calcext:value-type="float">
            <text:p>2.58E-08</text:p>
          </table:table-cell>
          <table:table-cell table:formula="of:=[.C52]/_R" office:value-type="float" office:value="0.0000000257688760366" calcext:value-type="float">
            <text:p>2.58E-08</text:p>
          </table:table-cell>
          <table:table-cell table:formula="of:=-[.E52]*_dt" office:value-type="float" office:value="-0.00000000257688760366" calcext:value-type="float">
            <text:p>-2.58E-09</text:p>
          </table:table-cell>
          <table:table-cell table:number-columns-repeated="5"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_C" table:base-cell-address="$Sheet1.$I$3" table:cell-range-address="$Sheet1.$J$3"/>
        <table:named-range table:name="_dt" table:base-cell-address="$Sheet1.$I$1" table:cell-range-address="$Sheet1.$J$1"/>
        <table:named-range table:name="_Q0" table:base-cell-address="$Sheet1.$I$6" table:cell-range-address="$Sheet1.$J$6"/>
        <table:named-range table:name="_R" table:base-cell-address="$Sheet1.$I$4" table:cell-range-address="$Sheet1.$J$4"/>
        <table:named-range table:name="_V0" table:base-cell-address="$Sheet1.$I$2" table:cell-range-address="$Sheet1.$J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t" fo:country="E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21:15:56.894000000</meta:creation-date>
    <dc:date>2022-10-26T21:40:21.232000000</dc:date>
    <meta:editing-duration>PT24M20S</meta:editing-duration>
    <meta:editing-cycles>10</meta:editing-cycles>
    <meta:generator>LibreOffice/7.4.0.3$Windows_X86_64 LibreOffice_project/f85e47c08ddd19c015c0114a68350214f7066f5a</meta:generator>
    <meta:document-statistic meta:table-count="1" meta:cell-count="32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91EAE0FC84615028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Sheet1.B1:Sheet1.C100" chart:data-source-has-labels="row" svg:x="0.32cm" svg:y="0.18cm" svg:width="13.355cm" svg:height="8.64cm">
          <chart:coordinate-region svg:x="2.053cm" svg:y="0.379cm" svg:width="11.52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scatter">
            <chart:domain table:cell-range-address="Sheet1.B2:Sheet1.B100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0</svg:desc>
                </draw:g>
              </table:table-cell>
              <table:table-cell office:value-type="float" office:value="5">
                <text:p>5</text:p>
                <draw:g>
                  <svg:desc>Sheet1.C2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645">
                <text:p>3.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2805">
                <text:p>3.2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.95245">
                <text:p>2.95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657205">
                <text:p>2.65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.3914845">
                <text:p>2.3914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15233605">
                <text:p>2.15233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937102445">
                <text:p>1.937102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7433922005">
                <text:p>1.7433922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56905298045">
                <text:p>1.56905298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412147682405">
                <text:p>1.412147682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2709329141645">
                <text:p>1.2709329141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14383962274805">
                <text:p>1.14383962274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02945566047324">
                <text:p>1.02945566047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92651009442592">
                <text:p>0.92651009442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833859084983328">
                <text:p>0.833859084983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750473176484995">
                <text:p>0.75047317648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675425858836496">
                <text:p>0.675425858836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607883272952846">
                <text:p>0.607883272952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547094945657561">
                <text:p>0.547094945657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492385451091805">
                <text:p>0.492385451091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443146905982625">
                <text:p>0.443146905982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398832215384362">
                <text:p>0.398832215384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358948993845926">
                <text:p>0.358948993845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323054094461333">
                <text:p>0.323054094461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907486850152">
                <text:p>0.2907486850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6167381651368">
                <text:p>0.26167381651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5506434862312">
                <text:p>0.235506434862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11955791376081">
                <text:p>0.211955791376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190760212238473">
                <text:p>0.190760212238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171684191014625">
                <text:p>0.171684191014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154515771913163">
                <text:p>0.154515771913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139064194721847">
                <text:p>0.139064194721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125157775249662">
                <text:p>0.125157775249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112641997724696">
                <text:p>0.112641997724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101377797952226">
                <text:p>0.101377797952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912400181570036">
                <text:p>0.0912400181570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0821160163413032">
                <text:p>0.0821160163413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739044147071729">
                <text:p>0.0739044147071729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0.0665139732364556">
                <text:p>0.0665139732364556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0.05986257591281">
                <text:p>0.05986257591281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0.053876318321529">
                <text:p>0.053876318321529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0.0484886864893761">
                <text:p>0.0484886864893761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0.0436398178404385">
                <text:p>0.0436398178404385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0.0392758360563947">
                <text:p>0.0392758360563947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0.0353482524507552">
                <text:p>0.0353482524507552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0.0318134272056797">
                <text:p>0.0318134272056797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0.0286320844851117">
                <text:p>0.028632084485111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257688760366005">
                <text:p>0.0257688760366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